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fo:font-size="18pt" officeooo:rsid="00026847" officeooo:paragraph-rsid="00026847" style:font-size-asian="18pt" style:font-size-complex="18pt"/>
    </style:style>
    <style:style style:name="P2" style:family="paragraph" style:parent-style-name="Heading_20_2">
      <style:text-properties officeooo:rsid="000248b1" officeooo:paragraph-rsid="000248b1"/>
    </style:style>
    <style:style style:name="P3" style:family="paragraph" style:parent-style-name="Standard">
      <style:text-properties officeooo:rsid="000248b1" officeooo:paragraph-rsid="000248b1"/>
    </style:style>
    <style:style style:name="P4" style:family="paragraph" style:parent-style-name="Heading_20_2">
      <style:text-properties officeooo:rsid="000248b1" officeooo:paragraph-rsid="00026847"/>
    </style:style>
    <style:style style:name="P5" style:family="paragraph" style:parent-style-name="Standard">
      <style:text-properties officeooo:rsid="0009a9d2" officeooo:paragraph-rsid="0009a9d2"/>
    </style:style>
    <style:style style:name="P6" style:family="paragraph" style:parent-style-name="Standard">
      <style:text-properties fo:font-weight="bold" officeooo:rsid="000248b1" officeooo:paragraph-rsid="000248b1" style:font-weight-asian="bold" style:font-weight-complex="bold"/>
    </style:style>
    <style:style style:name="P7" style:family="paragraph" style:parent-style-name="Standard">
      <style:text-properties fo:font-size="14pt" fo:font-weight="bold" officeooo:rsid="0009a9d2" officeooo:paragraph-rsid="0009a9d2" style:font-size-asian="14pt" style:font-weight-asian="bold" style:font-size-complex="14pt" style:font-weight-complex="bold"/>
    </style:style>
    <style:style style:name="P8" style:family="paragraph" style:parent-style-name="Text_20_body">
      <style:text-properties officeooo:rsid="00026847" officeooo:paragraph-rsid="00026847"/>
    </style:style>
    <style:style style:name="P9" style:family="paragraph" style:parent-style-name="Text_20_body">
      <style:text-properties officeooo:rsid="0003587e" officeooo:paragraph-rsid="0003587e"/>
    </style:style>
    <style:style style:name="P10" style:family="paragraph" style:parent-style-name="Text_20_body">
      <style:text-properties officeooo:rsid="0003587e" officeooo:paragraph-rsid="00054ca0"/>
    </style:style>
    <style:style style:name="P11" style:family="paragraph" style:parent-style-name="Text_20_body">
      <style:text-properties officeooo:rsid="0003587e" officeooo:paragraph-rsid="0009a9d2"/>
    </style:style>
    <style:style style:name="P12" style:family="paragraph" style:parent-style-name="Text_20_body">
      <style:text-properties officeooo:rsid="0003587e" officeooo:paragraph-rsid="000b5eaa"/>
    </style:style>
    <style:style style:name="P13" style:family="paragraph" style:parent-style-name="Text_20_body">
      <style:text-properties officeooo:rsid="0003587e" officeooo:paragraph-rsid="000d8a95"/>
    </style:style>
    <style:style style:name="P14" style:family="paragraph" style:parent-style-name="Text_20_body">
      <style:text-properties officeooo:rsid="0003587e" officeooo:paragraph-rsid="000f81f9"/>
    </style:style>
    <style:style style:name="P15" style:family="paragraph" style:parent-style-name="Text_20_body">
      <style:text-properties officeooo:rsid="0003587e" officeooo:paragraph-rsid="0010db67"/>
    </style:style>
    <style:style style:name="P16" style:family="paragraph" style:parent-style-name="Text_20_body">
      <style:text-properties officeooo:paragraph-rsid="00054ca0"/>
    </style:style>
    <style:style style:name="P17" style:family="paragraph" style:parent-style-name="Text_20_body">
      <style:text-properties officeooo:paragraph-rsid="0010db67"/>
    </style:style>
    <style:style style:name="P18" style:family="paragraph" style:parent-style-name="Text_20_body">
      <style:text-properties officeooo:paragraph-rsid="0010db67"/>
    </style:style>
    <style:style style:name="P19" style:family="paragraph" style:parent-style-name="Text_20_body">
      <style:text-properties officeooo:rsid="0003587e" officeooo:paragraph-rsid="00054ca0"/>
    </style:style>
    <style:style style:name="P20" style:family="paragraph" style:parent-style-name="Text_20_body">
      <style:text-properties officeooo:rsid="0003587e" officeooo:paragraph-rsid="00175cc6"/>
    </style:style>
    <style:style style:name="T1" style:family="text">
      <style:text-properties officeooo:rsid="00026847"/>
    </style:style>
    <style:style style:name="T2" style:family="text">
      <style:text-properties officeooo:rsid="00054ca0"/>
    </style:style>
    <style:style style:name="T3" style:family="text">
      <style:text-properties officeooo:rsid="0006f64f"/>
    </style:style>
    <style:style style:name="T4" style:family="text">
      <style:text-properties officeooo:rsid="0009a9d2"/>
    </style:style>
    <style:style style:name="T5" style:family="text">
      <style:text-properties officeooo:rsid="000b5eaa"/>
    </style:style>
    <style:style style:name="T6" style:family="text">
      <style:text-properties fo:font-weight="bold" style:font-weight-asian="bold" style:font-weight-complex="bold"/>
    </style:style>
    <style:style style:name="T7" style:family="text">
      <style:text-properties fo:font-weight="bold" officeooo:rsid="000b5eaa" style:font-weight-asian="bold" style:font-weight-complex="bold"/>
    </style:style>
    <style:style style:name="T8" style:family="text">
      <style:text-properties fo:font-weight="bold" officeooo:rsid="000f81f9" style:font-weight-asian="bold" style:font-weight-complex="bold"/>
    </style:style>
    <style:style style:name="T9" style:family="text">
      <style:text-properties fo:font-weight="bold" officeooo:rsid="0010db67" style:font-weight-asian="bold" style:font-weight-complex="bold"/>
    </style:style>
    <style:style style:name="T10" style:family="text">
      <style:text-properties fo:font-weight="bold" officeooo:rsid="000d8a95" style:font-weight-asian="bold" style:font-weight-complex="bold"/>
    </style:style>
    <style:style style:name="T11" style:family="text">
      <style:text-properties fo:font-weight="bold" officeooo:rsid="00175cc6" style:font-weight-asian="bold" style:font-weight-complex="bold"/>
    </style:style>
    <style:style style:name="T12" style:family="text">
      <style:text-properties fo:font-size="14pt" fo:font-weight="bold" officeooo:rsid="0009a9d2" style:font-size-asian="14pt" style:font-weight-asian="bold" style:font-size-complex="14pt" style:font-weight-complex="bold"/>
    </style:style>
    <style:style style:name="T13" style:family="text">
      <style:text-properties fo:font-style="normal" fo:font-weight="bold" officeooo:rsid="0009a9d2" style:font-style-asian="normal" style:font-weight-asian="bold" style:font-style-complex="normal" style:font-weight-complex="bold"/>
    </style:style>
    <style:style style:name="T14" style:family="text">
      <style:text-properties officeooo:rsid="000d8a95"/>
    </style:style>
    <style:style style:name="T15" style:family="text">
      <style:text-properties officeooo:rsid="000f81f9"/>
    </style:style>
    <style:style style:name="T16" style:family="text">
      <style:text-properties officeooo:rsid="0003587e"/>
    </style:style>
    <style:style style:name="T17" style:family="text">
      <style:text-properties officeooo:rsid="0010db67"/>
    </style:style>
    <style:style style:name="T18" style:family="text">
      <style:text-properties fo:font-size="18pt" fo:font-weight="bold" officeooo:rsid="000d8a95" style:font-size-asian="18pt" style:font-weight-asian="bold" style:font-size-complex="18pt" style:font-weight-complex="bold"/>
    </style:style>
    <style:style style:name="T19" style:family="text">
      <style:text-properties officeooo:rsid="00175c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Collecter une image avec Kape</text:p>
      <text:p text:style-name="P5"/>
      <text:p text:style-name="P11"><text:span text:style-name="Source_20_Text">kape.exe --tsource C: --</text:span><text:span text:style-name="Source_20_Text"><text:span text:style-name="T2">tdest C:</text:span></text:span><text:span text:style-name="Source_20_Text">\Users\thm-4n6\Desktop\</text:span><text:span text:style-name="Source_20_Text"><text:span text:style-name="T2">Collected </text:span></text:span><text:span text:style-name="Source_20_Text">--target KapeTriage,</text:span><text:span text:style-name="Source_20_Text"><text:span text:style-name="T2">USBDetective,USBDevicesLogs </text:span></text:span><text:span text:style-name="Source_20_Text">--mdest C:\Users\thm-4n6\Desktop\</text:span><text:span text:style-name="Source_20_Text"><text:span text:style-name="T2">Output</text:span></text:span><text:span text:style-name="Source_20_Text"> --module !EZParser –</text:span><text:span text:style-name="Source_20_Text"><text:span text:style-name="T3">gui</text:span></text:span></text:p>
      <text:p text:style-name="P11"><text:span text:style-name="Source_20_Text"/></text:p>
      <text:p text:style-name="P11"><text:span text:style-name="Source_20_Text"><text:span text:style-name="T4">Collected = les données brutes du disque</text:span></text:span></text:p>
      <text:p text:style-name="P11"><text:span text:style-name="Source_20_Text"><text:span text:style-name="T4">Output = les artéfacts intéressants regroupés par KAPE</text:span></text:span></text:p>
      <text:p text:style-name="P11"><text:span text:style-name="Source_20_Text"/></text:p>
      <text:p text:style-name="P11"><text:span text:style-name="Source_20_Text"><text:span text:style-name="T12">2 – Regarder avec</text:span></text:span><text:span text:style-name="Source_20_Text"><text:span text:style-name="T4"> </text:span></text:span></text:p>
      <text:p text:style-name="P11"><text:span text:style-name="Source_20_Text"><text:span text:style-name="T13">A – Registry Explorer de Eric Zimmermann</text:span></text:span></text:p>
      <text:p text:style-name="P12"><text:span text:style-name="Source_20_Text"><text:span text:style-name="T5">file &gt; load hive </text:span></text:span></text:p>
      <text:p text:style-name="P12"><text:span text:style-name="Source_20_Text"><text:span text:style-name="T5">Sélectionner une des hives dans Windows/System32/config: <text:s/><text:tab/>Ntuser.dat, system, software, sam, security</text:span></text:span></text:p>
      <text:p text:style-name="P12"><text:span text:style-name="Source_20_Text"><text:span text:style-name="T5">S’il indique qu’il y a un problème, sélectionner oui &gt; la copie qui s’appelle 1sam.log1 &gt; créer une copie de la hive clean &gt; ne pas load la hive dirty</text:span></text:span></text:p>
      <text:p text:style-name="P12"><text:span text:style-name="Source_20_Text"/></text:p>
      <text:p text:style-name="P12"><text:span text:style-name="Source_20_Text"><text:span text:style-name="T7">B – EZViewer</text:span></text:span><text:span text:style-name="Source_20_Text"><text:span text:style-name="T5"> </text:span></text:span></text:p>
      <text:p text:style-name="P12"><text:span text:style-name="Source_20_Text"><text:span text:style-name="T5">permet de charger les cvs </text:span></text:span></text:p>
      <text:p text:style-name="P12"><text:span text:style-name="Source_20_Text"><text:span text:style-name="T5">à prendre dans output </text:span></text:span></text:p>
      <text:p text:style-name="P3"/>
      <text:p text:style-name="P3"/>
      <text:p text:style-name="P3"/>
      <text:p text:style-name="P3"/>
      <text:p text:style-name="P6">Artéfacts utiles</text:p>
      <text:p text:style-name="P3"/>
      <text:p text:style-name="P3"/>
      <text:h text:style-name="P2" text:outline-level="2">Windows Prefetch files</text:h>
      <text:p text:style-name="P3">.pf </text:p>
      <text:p text:style-name="P3"/>
      <text:p text:style-name="P3">Prefetch retient tous les paramètres d’une application pour qu’elle se lance plus vite. Contient : le nombre de fois que l’application a été ouverte, les fichiers associés. </text:p>
      <text:p text:style-name="P3"><text:s/></text:p>
      <text:h text:style-name="P4" text:outline-level="2"><text:span text:style-name="T1">Lnk</text:span> files</text:h>
      <text:p text:style-name="P8">Extension pour les raccourcis </text:p>
      <text:p text:style-name="P8"/>
      <text:h text:style-name="P1" text:outline-level="1"><text:soft-page-break/>AmCache</text:h>
      <text:p text:style-name="Text_20_body">L’AmCache est une base de données spécifiques à Windows 7, 8 et 10 et leurs équivalents serveurs, qui consigne des métadonnées portant sur l’exécution de binaires et l’installation de programmes sur un système. Méconnue et objet de recherches insuffisantes, cette base constitue un artefact sous-exploité dans le cadre des investigations numériques.</text:p>
      <text:p text:style-name="P8"/>
      <text:p text:style-name="P8"/>
      <text:p text:style-name="P9">Comment gkape pour collecter les artéfacts : kape.exe --tsource C: --target KapeTriage --tdest C:\Users\THM-4n6\Desktop --mdest C:\Users\THM-4n6\Desktop --module !EZParser</text:p>
      <text:p text:style-name="P9"/>
      <text:p text:style-name="P9"><text:span text:style-name="Source_20_Text">kape.exe --tsource C: --target KapeTriage,</text:span><text:span text:style-name="Source_20_Text"><text:span text:style-name="T2">UsbDetective, USBDevicesLogs</text:span></text:span><text:span text:style-name="Source_20_Text"> --tdest C:\Users\thm-4n6\Desktop\Target --mdest C:\Users\thm-4n6\Desktop\module --module !EZParser</text:span></text:p>
      <text:p text:style-name="P9">EZViewer pour voir les fichiers csv </text:p>
      <text:p text:style-name="P9"/>
      <text:p text:style-name="P10"><text:span text:style-name="Source_20_Text">kape.exe --tsource C: --</text:span><text:span text:style-name="Source_20_Text"><text:span text:style-name="T2">tdest C:</text:span></text:span><text:span text:style-name="Source_20_Text">\Users\thm-4n6\Desktop\</text:span><text:span text:style-name="Source_20_Text"><text:span text:style-name="T2">Collected </text:span></text:span><text:span text:style-name="Source_20_Text">--target KapeTriage,</text:span><text:span text:style-name="Source_20_Text"><text:span text:style-name="T2">USBDetective,USBDevicesLogs </text:span></text:span><text:span text:style-name="Source_20_Text">--mdest C:\Users\thm-4n6\Desktop\</text:span><text:span text:style-name="Source_20_Text"><text:span text:style-name="T2">Output</text:span></text:span><text:span text:style-name="Source_20_Text"> --module !EZParser –</text:span><text:span text:style-name="Source_20_Text"><text:span text:style-name="T3">gui</text:span></text:span></text:p>
      <text:p text:style-name="P10"><text:span text:style-name="Source_20_Text"/></text:p>
      <text:p text:style-name="P20"><text:span text:style-name="Source_20_Text"><text:span text:style-name="T11">RUN</text:span></text:span></text:p>
      <text:p text:style-name="P10"><text:span text:style-name="Source_20_Text"><text:span text:style-name="Emphasis">HKEY_LOCAL_MACHINE &gt;</text:span></text:span><text:span text:style-name="Source_20_Text"> </text:span><text:span text:style-name="Source_20_Text"><text:span text:style-name="Emphasis">SOFTWARE &gt; Microsoft &gt; Windows &gt; CurrentVersion &gt; Run</text:span></text:span><text:span text:style-name="Source_20_Text">. </text:span></text:p>
      <text:p text:style-name="P20"><text:span text:style-name="Source_20_Text"><text:span text:style-name="T19">Pratique pour voir ce qui se lance au démarrage de windows. Moyen de persistance pour les malwares</text:span></text:span></text:p>
      <text:p text:style-name="P20"><text:span text:style-name="Source_20_Text"/></text:p>
      <text:p text:style-name="P20"><text:span text:style-name="Source_20_Text"/></text:p>
      <text:p text:style-name="P13"><text:span text:style-name="Source_20_Text"><text:span text:style-name="T18">Memory Forensic </text:span></text:span></text:p>
      <text:p text:style-name="P13"><text:span text:style-name="Source_20_Text"><text:span text:style-name="T18">VolatilITy </text:span></text:span><text:span text:style-name="Source_20_Text"><text:span text:style-name="T14">sert pour extraire la ram</text:span></text:span></text:p>
      <text:p text:style-name="P14"><text:span text:style-name="Source_20_Text"><text:span text:style-name="T15">vol – help &gt; voir les plug ins / python3 vol.py -h </text:span></text:span></text:p>
      <text:p text:style-name="P14"><text:span text:style-name="Source_20_Text"/></text:p>
      <text:p text:style-name="P14"><text:span text:style-name="Source_20_Text"><text:span text:style-name="T6">python3 vol.py -f &lt;file&gt; windows.info </text:span></text:span><text:span text:style-name="Source_20_Text"><text:span text:style-name="T8">info</text:span></text:span><text:span text:style-name="Source_20_Text"><text:span text:style-name="T15"> sur l’os </text:span></text:span></text:p>
      <text:p text:style-name="P14"><text:span text:style-name="Source_20_Text"/></text:p>
      <text:p text:style-name="P15"><text:span text:style-name="Source_20_Text"><text:span text:style-name="T9">voir les processes en cours</text:span></text:span><text:span text:style-name="Source_20_Text"><text:span text:style-name="T17"> </text:span></text:span></text:p>
      <text:p text:style-name="P15"><text:span text:style-name="Source_20_Text">python3 vol.py -f &lt;file&gt; windows.pslist / </text:span><text:span text:style-name="Source_20_Text"><text:span text:style-name="T17">pscan / pstree</text:span></text:span></text:p>
      <text:p text:style-name="P15"><text:soft-page-break/><text:span text:style-name="Source_20_Text"/></text:p>
      <text:p text:style-name="P10"><text:span text:style-name="Source_20_Text"><text:span text:style-name="T17">voir les connextions </text:span></text:span><text:span text:style-name="Source_20_Text">: python3 vol.py -f &lt;file&gt; windows.netstat</text:span></text:p>
      <text:p text:style-name="P10"><text:span text:style-name="Source_20_Text"/></text:p>
      <text:p text:style-name="P16"><text:span text:style-name="Source_20_Text"><text:span text:style-name="T16"><text:s/></text:span></text:span><text:span text:style-name="Source_20_Text"><text:span text:style-name="Strong_20_Emphasis">malfind</text:span></text:span><text:span text:style-name="Source_20_Text"><text:line-break/>C’est un </text:span><text:span text:style-name="Source_20_Text"><text:span text:style-name="Emphasis">plugin</text:span></text:span><text:span text:style-name="Source_20_Text"> de Volatility conçu pour détecter des </text:span><text:span text:style-name="Source_20_Text"><text:span text:style-name="Strong_20_Emphasis">injections de code</text:span></text:span><text:span text:style-name="Source_20_Text"> en mémoire (technique utilisée par des malwares pour exécuter du code sans laisser beaucoup de traces sur le disque).</text:span></text:p>
      <text:p text:style-name="P16"><text:span text:style-name="Source_20_Text">python3 vol.py -f &lt;file&gt; windows.malfind</text:span></text:p>
      <text:p text:style-name="P16"><text:span text:style-name="Source_20_Text">Syntax: python3 vol.py -f &lt;file&gt; windows.yarascan</text:span></text:p>
      <text:p text:style-name="P17"><text:span text:style-name="Source_20_Text"><text:span text:style-name="T17">chercher des chaines de caractères</text:span></text:span></text:p>
      <text:p text:style-name="P17"><text:span text:style-name="Source_20_Text"/></text:p>
      <text:p text:style-name="P17"><text:span text:style-name="Source_20_Text">https://github.com/volatilityfoundation/volatility/wiki/command-referen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7T15:44:03.061773832</meta:creation-date>
    <dc:date>2025-10-30T17:21:43.456202661</dc:date>
    <meta:editing-duration>PT2H3M10S</meta:editing-duration>
    <meta:editing-cycles>7</meta:editing-cycles>
    <meta:generator>LibreOffice/24.2.7.2$Linux_X86_64 LibreOffice_project/420$Build-2</meta:generator>
    <meta:document-statistic meta:table-count="0" meta:image-count="0" meta:object-count="0" meta:page-count="3" meta:paragraph-count="40" meta:word-count="385" meta:character-count="2727" meta:non-whitespace-character-count="2379"/>
  </office:meta>
</office:document-meta>
</file>